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Calibri" fo:font-size="14.0pt"/>
    </style:style>
    <style:style style:name="P3" style:family="paragraph" style:parent-style-name="Standard">
      <style:paragraph-properties fo:margin-left="2.9165in" fo:text-align="justify"/>
      <style:text-properties style:font-name="Calibri" fo:font-size="12.0pt"/>
    </style:style>
    <style:style style:name="P4" style:family="paragraph" style:parent-style-name="Standard">
      <style:paragraph-properties fo:text-indent="0.0783in"/>
      <style:text-properties style:font-name="Calibri" fo:font-size="12.0pt"/>
    </style:style>
    <style:style style:name="P5" style:family="paragraph" style:parent-style-name="Standard">
      <style:paragraph-properties fo:margin-left="0.0783in" fo:text-align="justify"/>
      <style:text-properties style:font-name="Calibri" fo:font-size="12.0pt"/>
    </style:style>
    <style:style style:name="P6" style:family="paragraph" style:parent-style-name="Standard">
      <style:paragraph-properties fo:margin-left="0.0835in"/>
      <style:text-properties style:font-name="Calibri" fo:font-size="12.0pt"/>
    </style:style>
    <style:style style:name="P7" style:family="paragraph" style:parent-style-name="Standard">
      <style:paragraph-properties fo:margin-left="0.0783in"/>
      <style:text-properties style:font-name="Calibri" fo:font-size="12.0pt"/>
    </style:style>
    <style:style style:name="P8" style:family="paragraph" style:parent-style-name="Standard">
      <style:text-properties style:font-name="Calibri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10" style:family="paragraph" style:parent-style-name="Standard">
      <style:paragraph-properties fo:text-align="center" fo:line-height="107%"/>
      <style:text-properties style:font-name="Calibri" fo:font-size="12.0pt"/>
    </style:style>
    <style:style style:name="P11" style:family="paragraph" style:parent-style-name="Standard">
      <style:paragraph-properties fo:margin-left="0.0693in" fo:line-height="107%"/>
      <style:text-properties style:font-name="Calibri" fo:font-size="12.0pt"/>
    </style:style>
    <style:style style:name="P12" style:family="paragraph" style:parent-style-name="Standard">
      <style:paragraph-properties fo:text-align="center" fo:line-height="110%"/>
      <style:text-properties style:font-name="Calibri" fo:font-size="12.0pt"/>
    </style:style>
    <style:style style:name="P13" style:family="paragraph" style:parent-style-name="Standard">
      <style:text-properties style:font-name="Calibri" fo:font-size="9.0pt"/>
    </style:style>
    <style:style style:name="P14" style:family="paragraph" style:parent-style-name="Standard">
      <style:paragraph-properties fo:text-align="center"/>
      <style:text-properties style:font-name="Calibri" fo:font-size="9.0pt"/>
    </style:style>
    <style:style style:name="P15" style:family="paragraph" style:parent-style-name="Standard">
      <style:paragraph-properties fo:line-height="111%"/>
      <style:text-properties style:font-name="Calibri" fo:font-size="12.0pt"/>
    </style:style>
    <style:style style:name="P16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2">Test Case ID: RG-08</text:span></text:p>
          </table:table-cell>
          <table:table-cell table:style-name="TableCell1">
            <text:p text:style-name="P5"><text:span text:style-name="T2">Test Designed by: Bryan Riveros</text:span></text:p>
          </table:table-cell>
        </table:table-row>
        <table:table-row>
          <table:table-cell table:style-name="TableCell1">
            <text:p text:style-name="P6"><text:span text:style-name="T2">Test Priority (Low/Medium/High): Medium</text:span></text:p>
          </table:table-cell>
          <table:table-cell table:style-name="TableCell1">
            <text:p text:style-name="P7"><text:span text:style-name="T2">Test Designed date: 24/06/2019</text:span></text:p>
          </table:table-cell>
        </table:table-row>
        <table:table-row>
          <table:table-cell table:style-name="TableCell1">
            <text:p text:style-name="P6"><text:span text:style-name="T2">Module Name: Cursos</text:span></text:p>
          </table:table-cell>
          <table:table-cell table:style-name="TableCell1">
            <text:p text:style-name="P7"><text:span text:style-name="T2">Test Executed by: Diego Ortego - Valeria Valdés</text:span></text:p>
          </table:table-cell>
        </table:table-row>
        <table:table-row>
          <table:table-cell table:style-name="TableCell1">
            <text:p text:style-name="P6"><text:span text:style-name="T2">Test Title: Evaluadores por curso</text:span></text:p>
          </table:table-cell>
          <table:table-cell table:style-name="TableCell1">
            <text:p text:style-name="P7"><text:span text:style-name="T2">Test Execution date: 25/06/2019</text:span></text:p>
          </table:table-cell>
        </table:table-row>
        <table:table-row>
          <table:table-cell table:style-name="TableCell1">
            <text:p text:style-name="P6"><text:span text:style-name="T2">Description: Cada curso puede tener más de un evaluador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2">Pre-conditions: </text:span></text:p>
            <text:list text:style-name="L1">
              <text:list-item>
                <text:p text:style-name="P9">Existe cuenta de profesor</text:p>
              </text:list-item>
              <text:list-item>
                <text:p text:style-name="P9">Existen al menos dos evaluadores</text:p>
              </text:list-item>
              <text:list-item>
                <text:p text:style-name="P9">Existe curso</text:p>
              </text:list-item>
              <text:list-item>
                <text:p text:style-name="P9">Existe rúbrica</text:p>
              </text:list-item>
              <text:list-item>
                <text:p text:style-name="P9">Existe evaluación relacionada a rúbrica y curso</text:p>
              </text:list-item>
              <text:list-item>
                <text:p text:style-name="P9">Curso posee grupos y estudiantes pertenecientes a grupos</text:p>
              </text:list-item>
            </text:list>
            <text:p text:style-name="P8"/>
          </table:table-cell>
        </table:table-row>
        <table:table-row>
          <table:table-cell table:style-name="TableCell1">
            <text:p text:style-name="P7"><text:span text:style-name="T2">Dependencies: </text:span></text:p>
            <text:p text:style-name="P8">login, gestión de cursos, gestión de evaluaciones.</text:p>
          </table:table-cell>
        </table:table-row>
      </table:table>
      <text:p text:style-name="P8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0"><text:span text:style-name="T2">Step</text:span></text:p>
          </table:table-cell>
          <table:table-cell table:style-name="TableCell1">
            <text:p text:style-name="P11"><text:span text:style-name="T2">Test Steps</text:span></text:p>
          </table:table-cell>
          <table:table-cell table:style-name="TableCell1">
            <text:p text:style-name="P11"><text:span text:style-name="T2">Test Data</text:span></text:p>
          </table:table-cell>
          <table:table-cell table:style-name="TableCell1">
            <text:p text:style-name="P11"><text:span text:style-name="T2">Expected Result</text:span></text:p>
          </table:table-cell>
          <table:table-cell table:style-name="TableCell1">
            <text:p text:style-name="P11"><text:span text:style-name="T2">Actual Result</text:span></text:p>
          </table:table-cell>
          <table:table-cell table:style-name="TableCell1">
            <text:p text:style-name="P11"><text:span text:style-name="T2">Status (Pass/Fail)</text:span></text:p>
          </table:table-cell>
          <table:table-cell table:style-name="TableCell1">
            <text:p text:style-name="P11"><text:span text:style-name="T2">Notes</text:span></text:p>
          </table:table-cell>
        </table:table-row>
        <table:table-row>
          <table:table-cell table:style-name="TableCell1">
            <text:p text:style-name="P12">1</text:p>
          </table:table-cell>
          <table:table-cell table:style-name="TableCell1">
            <text:p text:style-name="P13">Hacer login como profesor</text:p>
          </table:table-cell>
          <table:table-cell table:style-name="TableCell1">
            <text:p text:style-name="P13"/>
          </table:table-cell>
          <table:table-cell table:style-name="TableCell1">
            <text:p text:style-name="P13">Se muestra landing page de profesor</text:p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><text:s/></text:p>
          </table:table-cell>
        </table:table-row>
        <table:table-row>
          <table:table-cell table:style-name="TableCell1">
            <text:p text:style-name="P12">2</text:p>
          </table:table-cell>
          <table:table-cell table:style-name="TableCell1">
            <text:p text:style-name="P13">Ingresar a sección de evaluaciones</text:p>
          </table:table-cell>
          <table:table-cell table:style-name="TableCell1">
            <text:p text:style-name="P13"/>
          </table:table-cell>
          <table:table-cell table:style-name="TableCell1">
            <text:p text:style-name="P13">Se muestran las evaluaciones</text:p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3</text:p>
          </table:table-cell>
          <table:table-cell table:style-name="TableCell1">
            <text:p text:style-name="P13">Seleccionar una evaluación e ingresar a editar</text:p>
          </table:table-cell>
          <table:table-cell table:style-name="TableCell1">
            <text:p text:style-name="P13"/>
          </table:table-cell>
          <table:table-cell table:style-name="TableCell1">
            <text:p text:style-name="P13">Se ven los detalles de la evaluación.</text:p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4</text:p>
          </table:table-cell>
          <table:table-cell table:style-name="TableCell1">
            <text:p text:style-name="P13">Se agregan dos evaluadores a la lista de evaluadores y se guarda</text:p>
          </table:table-cell>
          <table:table-cell table:style-name="TableCell1">
            <text:p text:style-name="P13"/>
          </table:table-cell>
          <table:table-cell table:style-name="TableCell1">
            <text:p text:style-name="P13">Los evaluadores quedan listados.</text:p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5</text:p>
          </table:table-cell>
          <table:table-cell table:style-name="TableCell1">
            <text:p text:style-name="P13">Hacer log out e ingresar como uno de los evaluadores</text:p>
          </table:table-cell>
          <table:table-cell table:style-name="TableCell1">
            <text:p text:style-name="P13"/>
          </table:table-cell>
          <table:table-cell table:style-name="TableCell1">
            <text:p text:style-name="P13">Aparece landing page de evaluador</text:p>
          </table:table-cell>
          <table:table-cell table:style-name="TableCell1">
            <text:p text:style-name="P13">Aparece la ficha de la evaluación</text:p>
          </table:table-cell>
          <table:table-cell table:style-name="TableCell1">
            <text:p text:style-name="P13">Fail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6</text:p>
          </table:table-cell>
          <table:table-cell table:style-name="TableCell1">
            <text:p text:style-name="P13">Acceder a evaluaciones y comprobar que aparece la evaluación.</text:p>
          </table:table-cell>
          <table:table-cell table:style-name="TableCell1">
            <text:p text:style-name="P13"/>
          </table:table-cell>
          <table:table-cell table:style-name="TableCell1">
            <text:p text:style-name="P13">Aparece listado de evaluaciones.</text:p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7</text:p>
          </table:table-cell>
          <table:table-cell table:style-name="TableCell1">
            <text:p text:style-name="P13">Acceder a evaluación y responderla</text:p>
          </table:table-cell>
          <table:table-cell table:style-name="TableCell1">
            <text:p text:style-name="P13"/>
          </table:table-cell>
          <table:table-cell table:style-name="TableCell1">
            <text:p text:style-name="P13">Evaluación queda guardada.</text:p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8</text:p>
          </table:table-cell>
          <table:table-cell table:style-name="TableCell1">
            <text:p text:style-name="P13">Repetir pasos 5 – 7 con el segundo evaluador</text:p>
          </table:table-cell>
          <table:table-cell table:style-name="TableCell1">
            <text:p text:style-name="P13"/>
          </table:table-cell>
          <table:table-cell table:style-name="TableCell1">
            <text:p text:style-name="P13">Evaluación queda guardada.</text:p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</table:table>
      <text:p text:style-name="P15"/>
      <table:table table:name="Table3" table:style-name="Table1">
        <table:table-column table:style-name="TableColumn1"/>
        <table:table-row>
          <table:table-cell table:style-name="TableCell1">
            <text:p text:style-name="P16"><text:span text:style-name="T2">Post-Conditions: Se guardan los puntajes asociados a cada evaluador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